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3" svg:font-family="'Andale Mono'" style:font-pitch="fixed"/>
    <style:font-face style:name="Andale Mono" svg:font-family="'Andale Mono'" style:font-adornments="Semibold" style:font-pitch="fixed"/>
    <style:font-face style:name="Andale Mono4" svg:font-family="'Andale Mono'" style:font-adornments="細字" style:font-pitch="fixed"/>
    <style:font-face style:name="Andale Mono2" svg:font-family="'Andale Mono'" style:font-adornments="Semibold" style:font-pitch="variable"/>
    <style:font-face style:name="Andale Mono1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Arial3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>
      <style:graphic-properties fo:min-height="5.95cm"/>
      <style:paragraph-properties style:writing-mode="lr-tb"/>
    </style:style>
    <style:style style:name="pr11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2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Andale Mono3"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style:font-name="Arial2" fo:font-weight="normal" style:font-weight-asian="normal" style:font-weight-complex="normal"/>
    </style:style>
    <style:style style:name="P8" style:family="paragraph">
      <style:paragraph-properties style:writing-mode="lr-tb"/>
      <style:text-properties style:font-name="Andale Mono3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hyphenate="false"/>
    </style:style>
    <style:style style:name="P11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text-properties style:font-name="Arial2" fo:font-weight="normal" style:font-weight-asian="normal" style:font-weight-complex="normal"/>
    </style:style>
    <style:style style:name="P14" style:family="paragraph">
      <style:text-properties style:font-weight-asian="normal" style:font-weight-complex="normal"/>
    </style:style>
    <style:style style:name="P15" style:family="paragraph">
      <style:text-properties style:font-name="Andale Mono3" fo:font-weight="normal" style:font-weight-asian="normal" style:font-weight-complex="normal"/>
    </style:style>
    <style:style style:name="P16" style:family="paragraph">
      <style:paragraph-properties style:writing-mode="lr-tb"/>
      <style:text-properties style:font-name="Andale Mono3" fo:font-weight="normal" style:font-weight-asian="normal" style:font-weight-complex="normal"/>
    </style:style>
    <style:style style:name="P17" style:family="paragraph">
      <style:text-properties style:font-name="Andale Mono3"/>
    </style:style>
    <style:style style:name="P18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Andale Mono3"/>
    </style:style>
    <style:style style:name="T1" style:family="text">
      <style:text-properties style:font-name="Arial2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3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Andale Mono3"/>
    </style:style>
    <style:style style:name="T4" style:family="text">
      <style:text-properties style:font-name="Arial2" fo:font-weight="normal" style:font-weight-asian="normal" style:font-weight-complex="normal"/>
    </style:style>
    <style:style style:name="T5" style:family="text">
      <style:text-properties style:font-name="Andale Mono3" fo:font-size="22pt" style:font-size-asian="22pt" style:font-size-complex="22pt"/>
    </style:style>
    <style:style style:name="T6" style:family="text">
      <style:text-properties style:font-name="Andale Mono3" fo:font-size="12pt" style:font-size-asian="12pt" style:font-size-complex="12pt"/>
    </style:style>
    <style:style style:name="T7" style:family="text">
      <style:text-properties style:font-name="Arial2" fo:font-size="22pt" style:font-size-asian="22pt" style:font-size-complex="22pt"/>
    </style:style>
    <style:style style:name="T8" style:family="text">
      <style:text-properties style:font-name="Andale Mono3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2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Andale Mono3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style:font-name="Andale Mono3" fo:font-weight="normal" style:font-weight-asian="normal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Andale Mono3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</text:span><text:span text:style-name="T1">basically packages starting with “lib”</text:span></text:p>
              </text:list-item>
              <text:list-item>
                <text:p><text:span text:style-name="T1">Audio/video stuff tends to be in C because of </text:span><text:span text:style-name="T1">real-time requirements</text:span></text:p>
              </text:list-item>
              <text:list-item>
                <text:p><text:span text:style-name="T1">Lot of utilities for game development are C+</text:span><text:span text:style-name="T1">+, due to 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</text:span><text:span text:style-name="T1">connect to 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</text:span><text:span text:style-name="T1">lib to an interpreter</text:span></text:p>
                  </text:list-item>
                  <text:list-item>
                    <text:p><text:span text:style-name="T1">Foreign function interface: import C stuff </text:span><text:span text:style-name="T1">and do the translation work in the host </text:span><text:span text:style-name="T1">language</text:span></text:p>
                  </text:list-item>
                </text:list>
              </text:list-item>
              <text:list-item>
                <text:p><text:span text:style-name="T1">FFI is generally superior in terms of </text:span><text:span text:style-name="T1">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</text:span><text:span text:style-name="T1">calling a C 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</text:span><text:span text:style-name="T1">program</text:span></text:p>
              </text:list-item>
              <text:list-item>
                <text:p><text:span text:style-name="T1"><text:s/></text:span><text:span text:style-name="T1">How to package a program with libraries </text:span><text:span text:style-name="T1">and ship to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How C is compiled/executed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 processor runs “machine code”, the </text:span><text:span text:style-name="T1">compact binary format for instructions the </text:span><text:span text:style-name="T1">processor can execute</text:span></text:p>
              </text:list-item>
              <text:list-item>
                <text:p><text:span text:style-name="T1">Most instructions are simple, like “add two </text:span><text:span text:style-name="T1">numbers” or “load a number from memory”, </text:span><text:span text:style-name="T1">so generally one C statement can compile to </text:span><text:span text:style-name="T1">several instructions</text:span></text:p>
              </text:list-item>
              <text:list-item>
                <text:p><text:span text:style-name="T1">Instructions generally run in sequence, </text:span><text:span text:style-name="T1">except for a “jump”/”branch” instruction, </text:span><text:span text:style-name="T1">which instead jumps to somewhere else in </text:span><text:span text:style-name="T1">the code</text:span></text:p>
                <text:list>
                  <text:list-item>
                    <text:p><text:span text:style-name="T1">Higher-level control flow constructs like </text:span><text:span text:style-name="T2">if</text:span><text:span text:style-name="T1">/</text:span><text:span text:style-name="T2">then</text:span><text:span text:style-name="T1">/</text:span><text:span text:style-name="T2">else</text:span><text:span text:style-name="T1">, </text:span><text:span text:style-name="T2">while</text:span><text:span text:style-name="T1">, </text:span><text:span text:style-name="T2">switch</text:span><text:span text:style-name="T1"> are converted </text:span><text:span text:style-name="T1">to these jum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s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C code is organized into “functions” (ehhh), </text:span><text:span text:style-name="T1">a block of code with extra abilities</text:span></text:p>
                <text:list>
                  <text:list-item>
                    <text:p><text:span text:style-name="T1">from elsewhere, you can “call” it by jumping </text:span><text:span text:style-name="T1">to it</text:span></text:p>
                    <text:list>
                      <text:list-item>
                        <text:p><text:span text:style-name="T1">you can pass arguments to it when you do </text:span><text:span text:style-name="T1">so</text:span></text:p>
                      </text:list-item>
                    </text:list>
                  </text:list-item>
                  <text:list-item>
                    <text:p><text:span text:style-name="T1">it runs its code, does whatever it does</text:span></text:p>
                  </text:list-item>
                  <text:list-item>
                    <text:p><text:span text:style-name="T1">it then jumps back to you (to the location </text:span><text:span text:style-name="T1">right after where you did your jump)</text:span></text:p>
                    <text:list>
                      <text:list-item>
                        <text:p><text:span text:style-name="T1">afterward, it may have returned something </text:span><text:span text:style-name="T1">back to you that you can retrie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machine code, a function is just a block of </text:span><text:span text:style-name="T1">code that does all these things according to </text:span><text:span text:style-name="T1">a set of rules</text:span></text:p>
                <text:list>
                  <text:list-item>
                    <text:p><text:span text:style-name="T1">The exact way you do it is a “calling </text:span><text:span text:style-name="T1">convention”, which can differ by processor </text:span><text:span text:style-name="T1">type, operating system, and compi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 example</text:p>
          </draw:text-box>
        </draw:frame>
        <draw:frame presentation:style-name="pr5" draw:text-style-name="P5" draw:layer="layout" svg:width="25.146cm" svg:height="13.42cm" svg:x="1.27cm" svg:y="4.614cm" presentation:class="outline" presentation:user-transformed="true">
          <draw:text-box>
            <text:p><text:span text:style-name="T3">int blackbox(int x, int y) {</text:span></text:p>
            <text:p><text:span text:style-name="T3"><text:s text:c="2"/></text:span><text:span text:style-name="T3">return 2 * x + 3 * y;</text:span></text:p>
            <text:p><text:span text:style-name="T3">}</text:span></text:p>
            <text:p><text:span text:style-name="T3"/></text:p>
            <text:p><text:span text:style-name="T3">int main() {</text:span></text:p>
            <text:p><text:span text:style-name="T3"><text:s text:c="2"/></text:span><text:span text:style-name="T3">int result = blackbox(12, 34);</text:span></text:p>
            <text:p><text:span text:style-name="T3"><text:s text:c="2"/></text:span><text:span text:style-name="T3">return result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5" draw:layer="layout" svg:width="13.478cm" svg:height="2.628cm" svg:x="0.762cm" svg:y="4.318cm" presentation:class="outline" presentation:user-transformed="true">
          <draw:text-box>
            <text:p><text:span text:style-name="T3">int blackbox(int x, int y) {</text:span></text:p>
            <text:p><text:span text:style-name="T3"><text:s text:c="2"/></text:span><text:span text:style-name="T3">return 2 * x + 3 * y;</text:span></text:p>
            <text:p><text:span text:style-name="T3">}</text:span></text:p>
          </draw:text-box>
        </draw:frame>
        <draw:frame presentation:style-name="pr5" draw:text-style-name="P1" draw:layer="layout" svg:width="21.59cm" svg:height="12.192cm" svg:x="5.334cm" svg:y="6.604cm" presentation:class="outline" presentation:user-transformed="true">
          <draw:text-box>
            <text:list text:style-name="L4">
              <text:list-item>
                <text:p text:style-name="P6"><text:span text:style-name="T3">blackbox:</text:span></text:p>
              </text:list-item>
              <text:list-item>
                <text:p text:style-name="P6"><text:span text:style-name="T3"><text:s text:c="2"/></text:span><text:span text:style-name="T3">push <text:s/>rbp</text:span></text:p>
              </text:list-item>
              <text:list-item>
                <text:p text:style-name="P6"><text:span text:style-name="T3"><text:s text:c="2"/></text:span><text:span text:style-name="T3">mov rbp, rsp</text:span></text:p>
              </text:list-item>
              <text:list-item>
                <text:p text:style-name="P6"><text:span text:style-name="T3"><text:s text:c="2"/></text:span><text:span text:style-name="T3">mov DWORD PTR -4[rbp], edi <text:s/># x is passed </text:span><text:span text:style-name="T3">in "edi" register</text:span></text:p>
              </text:list-item>
              <text:list-item>
                <text:p text:style-name="P6"><text:span text:style-name="T3"><text:s text:c="2"/></text:span><text:span text:style-name="T3">mov DWORD PTR -8[rbp], esi <text:s/># y is passed </text:span><text:span text:style-name="T3">in "esi" register</text:span></text:p>
              </text:list-item>
              <text:list-item>
                <text:p text:style-name="P6"><text:span text:style-name="T3"><text:s text:c="2"/></text:span><text:span text:style-name="T3">mov eax, DWORD PTR -4[rbp] <text:s/># eax ← x</text:span></text:p>
              </text:list-item>
              <text:list-item>
                <text:p text:style-name="P6"><text:span text:style-name="T3"><text:s text:c="2"/></text:span><text:span text:style-name="T3">lea ecx, [rax+rax] <text:s text:c="9"/># ecx ← eax + </text:span><text:span text:style-name="T3">eax = x * 2</text:span></text:p>
              </text:list-item>
              <text:list-item>
                <text:p text:style-name="P6"><text:span text:style-name="T3"><text:s text:c="2"/></text:span><text:span text:style-name="T3">mov edx, DWORD PTR -8[rbp] <text:s/># edx ← y</text:span></text:p>
              </text:list-item>
              <text:list-item>
                <text:p text:style-name="P6"><text:span text:style-name="T3"><text:s text:c="2"/></text:span><text:span text:style-name="T3">mov eax, edx <text:s text:c="15"/># eax ← edx = </text:span><text:span text:style-name="T3">y</text:span></text:p>
              </text:list-item>
              <text:list-item>
                <text:p text:style-name="P6"><text:span text:style-name="T3"><text:s text:c="2"/></text:span><text:span text:style-name="T3">add eax, eax <text:s text:c="15"/># eax ← eax + </text:span><text:span text:style-name="T3">eax = y * 2</text:span></text:p>
              </text:list-item>
              <text:list-item>
                <text:p text:style-name="P6"><text:span text:style-name="T3"><text:s text:c="2"/></text:span><text:span text:style-name="T3">add eax, edx <text:s text:c="15"/># eax ← eax + </text:span><text:span text:style-name="T3">edx = y * 3</text:span></text:p>
              </text:list-item>
              <text:list-item>
                <text:p text:style-name="P6"><text:span text:style-name="T3"><text:s text:c="2"/></text:span><text:span text:style-name="T3">add eax, ecx <text:s text:c="15"/># eax ← eax + </text:span><text:span text:style-name="T3">ecx = x * 2 + y * 3</text:span></text:p>
              </text:list-item>
              <text:list-item>
                <text:p text:style-name="P6"><text:span text:style-name="T3"><text:s text:c="2"/></text:span><text:span text:style-name="T3">pop rbp</text:span></text:p>
              </text:list-item>
              <text:list-item>
                <text:p text:style-name="P6"><text:span text:style-name="T3"><text:s text:c="2"/></text:span><text:span text:style-name="T3">ret <text:s text:c="24"/># jump back </text:span><text:span text:style-name="T3">to the cal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5" draw:layer="layout" svg:width="14.478cm" svg:height="3.302cm" svg:x="0.762cm" svg:y="4.318cm" presentation:class="outline" presentation:user-transformed="true">
          <draw:text-box>
            <text:p><text:span text:style-name="T3">int main() {</text:span></text:p>
            <text:p><text:span text:style-name="T3"><text:s text:c="2"/></text:span><text:span text:style-name="T3">int result = blackbox(12, 34);</text:span></text:p>
            <text:p><text:span text:style-name="T3"><text:s text:c="2"/></text:span><text:span text:style-name="T3">return result;</text:span></text:p>
            <text:p><text:span text:style-name="T3">}</text:span></text:p>
          </draw:text-box>
        </draw:frame>
        <draw:frame presentation:style-name="pr5" draw:text-style-name="P1" draw:layer="layout" svg:width="25.4cm" svg:height="10.668cm" svg:x="2.286cm" svg:y="7.62cm" presentation:class="outline" presentation:user-transformed="true">
          <draw:text-box>
            <text:list text:style-name="L4">
              <text:list-item>
                <text:p text:style-name="P6"><text:span text:style-name="T3">main:</text:span></text:p>
              </text:list-item>
              <text:list-item>
                <text:p text:style-name="P6"><text:span text:style-name="T3"><text:s text:c="2"/></text:span><text:span text:style-name="T3">push <text:s/>rbp</text:span></text:p>
              </text:list-item>
              <text:list-item>
                <text:p text:style-name="P6"><text:span text:style-name="T3"><text:s text:c="2"/></text:span><text:span text:style-name="T3">mov rbp, rsp</text:span></text:p>
              </text:list-item>
              <text:list-item>
                <text:p text:style-name="P6"><text:span text:style-name="T3"><text:s text:c="2"/></text:span><text:span text:style-name="T3">sub rsp, 16</text:span></text:p>
              </text:list-item>
              <text:list-item>
                <text:p text:style-name="P6"><text:span text:style-name="T3"><text:s text:c="2"/></text:span><text:span text:style-name="T3">mov esi, 34 <text:s text:c="16"/># put 34 in </text:span><text:span text:style-name="T3">"esi" (2nd arg)</text:span></text:p>
              </text:list-item>
              <text:list-item>
                <text:p text:style-name="P6"><text:span text:style-name="T3"><text:s text:c="2"/></text:span><text:span text:style-name="T3">mov edi, 12 <text:s text:c="16"/># put 12 in </text:span><text:span text:style-name="T3">"edi" (1st arg)</text:span></text:p>
              </text:list-item>
              <text:list-item>
                <text:p text:style-name="P6"><text:span text:style-name="T3"><text:s text:c="2"/></text:span><text:span text:style-name="T3">call <text:s/>blackbox@PLT <text:s text:c="9"/># push our </text:span><text:span text:style-name="T3">return address and jump</text:span></text:p>
              </text:list-item>
              <text:list-item>
                <text:p text:style-name="P6"><text:span text:style-name="T3"><text:s text:c="2"/></text:span><text:span text:style-name="T3">mov DWORD PTR -4[rbp], eax <text:s/># eax has the </text:span><text:span text:style-name="T3">returned value</text:span></text:p>
              </text:list-item>
              <text:list-item>
                <text:p text:style-name="P6"><text:span text:style-name="T3"><text:s text:c="2"/></text:span><text:span text:style-name="T3">mov eax, DWORD PTR -4[rbp]</text:span></text:p>
              </text:list-item>
              <text:list-item>
                <text:p text:style-name="P6"><text:span text:style-name="T3"><text:s text:c="2"/></text:span><text:span text:style-name="T3">leave</text:span></text:p>
              </text:list-item>
              <text:list-item>
                <text:p text:style-name="P6"><text:span text:style-name="T3"><text:s text:c="2"/></text:span><text:span text:style-name="T3">r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5" draw:layer="layout" svg:width="19.304cm" svg:height="7.366cm" svg:x="1.27cm" svg:y="4.826cm" presentation:class="outline" presentation:user-transformed="true">
          <draw:text-box>
            <text:p><text:span text:style-name="T3">$ gcc -S function.c main.c</text:span></text:p>
            <text:p><text:span text:style-name="T3">$ gcc function.s main.s</text:span></text:p>
            <text:p><text:span text:style-name="T3">$ ./a.out</text:span></text:p>
            <text:p><text:span text:style-name="T3">$ echo $?</text:span></text:p>
            <text:p><text:span text:style-name="T3">126</text:span></text:p>
          </draw:text-box>
        </draw:frame>
        <draw:frame presentation:style-name="pr5" draw:text-style-name="P7" draw:layer="layout" svg:width="25.4cm" svg:height="5.842cm" svg:x="1.016cm" svg:y="12.7cm" presentation:class="outline" presentation:user-transformed="true">
          <draw:text-box>
            <text:list text:style-name="L1">
              <text:list-item>
                <text:p text:style-name="P6"><text:span text:style-name="T4">So, calling a C function just means generating a snippet </text:span><text:span text:style-name="T4">of code that follows the rules</text:span></text:p>
                <text:list>
                  <text:list-item>
                    <text:p><text:span text:style-name="T4">If you know the function’s type, you can generate this code </text:span><text:span text:style-name="T4">without seeing the function’s implementation</text:span></text:p>
                  </text:list-item>
                </text:list>
              </text:list-item>
              <text:list-item>
                <text:p text:style-name="P6"><text:span text:style-name="T4">The Foreign Function Interface gives us this ability from </text:span><text:span text:style-name="T4">within Hask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e Foreign Function Interface</text:p>
          </draw:text-box>
        </draw:frame>
        <draw:frame presentation:style-name="pr5" draw:text-style-name="P7" draw:layer="layout" svg:width="22.352cm" svg:height="13.42cm" svg:x="1.27cm" svg:y="5.08cm" presentation:class="outline" presentation:user-transformed="true">
          <draw:text-box>
            <text:list text:style-name="L1">
              <text:list-item>
                <text:p><text:span text:style-name="T4">Originally an add-on to the Haskell 98 standard, later an </text:span><text:span text:style-name="T4">official part of Haskell 2010</text:span></text:p>
              </text:list-item>
              <text:list-item>
                <text:p><text:span text:style-name="T4">Adds new top-level declarations for importing foreign </text:span><text:span text:style-name="T4">functions as Haskell functions, as well as exporting </text:span><text:span text:style-name="T4">Haskell functions so foreign code can call them</text:span></text:p>
              </text:list-item>
              <text:list-item>
                <text:p><text:span text:style-name="T4">Initially designed for C, but designed at a high level so it </text:span><text:span text:style-name="T4">can be extended to other language environments</text:span></text:p>
                <text:list>
                  <text:list-item>
                    <text:p><text:span text:style-name="T4">This has since been done with JavaScript (GHCJS, Asterius) and </text:span><text:span text:style-name="T4">Java (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8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int doubleMe(int x) {</text:span></text:p>
              </text:list-item>
              <text:list-item>
                <text:p><text:span text:style-name="T3"><text:s text:c="2"/></text:span><text:span text:style-name="T3">return x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6"><text:span text:style-name="T3">main :: IO ()</text:span></text:p>
              </text:list-item>
              <text:list-item>
                <text:p><text:span text:style-name="T3">main = doubleMe 25 &gt;&gt;= print</text:span></text:p>
              </text:list-item>
              <text:list-item>
                <text:p><text:span text:style-name="T3"/></text:p>
              </text:list-item>
              <text:list-item>
                <text:p><text:span text:style-name="T3">$ ghc main.hs double.c</text:span></text:p>
              </text:list-item>
              <text:list-item>
                <text:p><text:span text:style-name="T3">[1 of 1] Compiling Main <text:s/>( main.hs, </text:span><text:span text:style-name="T3">main.o )</text:span></text:p>
              </text:list-item>
              <text:list-item>
                <text:p><text:span text:style-name="T3">Linking main ...</text:span></text:p>
              </text:list-item>
              <text:list-item>
                <text:p><text:span text:style-name="T3">$ ./main</text:span></text:p>
              </text:list-item>
              <text:list-item>
                <text:p><text:span text:style-name="T3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9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6"><text:span text:style-name="T5">foreign import ccall "doubleMe"</text:span></text:p>
              </text:list-item>
              <text:list-item>
                <text:p><text:span text:style-name="T5"><text:s text:c="2"/></text:span><text:span text:style-name="T5">doubleMe :: CInt -&gt; IO CInt</text:span></text:p>
              </text:list-item>
              <text:list-item>
                <text:p><text:span text:style-name="T6"/></text:p>
              </text:list-item>
            </text:list>
            <text:list text:style-name="L1">
              <text:list-item>
                <text:p><text:span text:style-name="T5">foreign import</text:span></text:p>
                <text:list>
                  <text:list-item>
                    <text:p><text:span text:style-name="T7">New top-level declaration type added by the FFI</text:span></text:p>
                  </text:list-item>
                  <text:list-item>
                    <text:p><text:span text:style-name="T8">export</text:span><text:span text:style-name="T5"> </text:span><text:span text:style-name="T7">also available</text:span></text:p>
                  </text:list-item>
                </text:list>
              </text:list-item>
              <text:list-item>
                <text:p><text:span text:style-name="T5">ccall</text:span></text:p>
                <text:list>
                  <text:list-item>
                    <text:p><text:span text:style-name="T7">Calling convention</text:span></text:p>
                  </text:list-item>
                  <text:list-item>
                    <text:p><text:span text:style-name="T7">Almost always </text:span><text:span text:style-name="T8">ccall</text:span><text:span text:style-name="T7">, unless 32-bit Windows</text:span></text:p>
                  </text:list-item>
                </text:list>
              </text:list-item>
              <text:list-item>
                <text:p><text:span text:style-name="T9">String literal: name of function in C</text:span></text:p>
                <text:list>
                  <text:list-item>
                    <text:p><text:span text:style-name="T9">Defaults to same as Haskell name if not given</text:span></text:p>
                  </text:list-item>
                </text:list>
              </text:list-item>
              <text:list-item>
                <text:p><text:span text:style-name="T9">Haskell identifier and type signature: used to generate the calling </text:span><text:span text:style-name="T9">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10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3">Foreign</text:span>, <text:span text:style-name="T3">Foreign.C</text:span></text:p>
                <text:list>
                  <text:list-item>
                    <text:p><text:span text:style-name="T10">Set of C numerical types: </text:span><text:span text:style-name="T3">CInt</text:span><text:span text:style-name="T10">, </text:span><text:span text:style-name="T3">CLong</text:span><text:span text:style-name="T10">, </text:span><text:span text:style-name="T3">CFloat</text:span><text:span text:style-name="T10">, </text:span><text:span text:style-name="T3">CDouble</text:span><text:span text:style-name="T10">, etc.</text:span></text:p>
                    <text:list>
                      <text:list-item>
                        <text:p><text:span text:style-name="T3">newtype</text:span><text:span text:style-name="T10"> wrappers around standard Haskell types depending on your </text:span><text:span text:style-name="T10">system</text:span></text:p>
                      </text:list-item>
                      <text:list-item>
                        <text:p><text:span text:style-name="T10">All have </text:span><text:span text:style-name="T3">Num</text:span><text:span text:style-name="T10">, </text:span><text:span text:style-name="T3">Real</text:span><text:span text:style-name="T10">, </text:span><text:span text:style-name="T3">Integral</text:span><text:span text:style-name="T10">/</text:span><text:span text:style-name="T3">Fractional</text:span><text:span text:style-name="T10">, etc. instances so you can </text:span><text:span text:style-name="T10">use numeric literals directly</text:span></text:p>
                      </text:list-item>
                    </text:list>
                  </text:list-item>
                  <text:list-item>
                    <text:p><text:span text:style-name="T3">Ptr</text:span><text:span text:style-name="T10">: standard pointer type</text:span></text:p>
                    <text:list>
                      <text:list-item>
                        <text:p><text:span text:style-name="T10">Carries a phantom type parameter</text:span></text:p>
                      </text:list-item>
                      <text:list-item>
                        <text:p><text:span text:style-name="T10">The </text:span><text:span text:style-name="T3">Storable</text:span><text:span text:style-name="T10"> typeclass lets you use this parameter in the usual C way to </text:span><text:span text:style-name="T10">access values in memory</text:span></text:p>
                      </text:list-item>
                    </text:list>
                  </text:list-item>
                  <text:list-item>
                    <text:p><text:span text:style-name="T3">FunPtr</text:span><text:span text:style-name="T10">: function pointer type, can be translated to/from a </text:span><text:span text:style-name="T10">Haskell function</text:span></text:p>
                  </text:list-item>
                  <text:list-item>
                    <text:p><text:span text:style-name="T3">ForeignPtr</text:span><text:span text:style-name="T10">: pointer that hooks into the Haskell garbage </text:span><text:span text:style-name="T10">collector, so a destructor/free function can be called when the </text:span><text:span text:style-name="T10">Haskell value goes 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8" draw:layer="layout" svg:width="25.484cm" svg:height="12.954cm" svg:x="1.186cm" svg:y="4.826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void doubleMe(int *input, int *output) {</text:span></text:p>
              </text:list-item>
              <text:list-item>
                <text:p><text:span text:style-name="T3"><text:s text:c="2"/></text:span><text:span text:style-name="T3">*output = *input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</text:span><text:span text:style-name="T3">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8" draw:layer="layout" svg:width="20.066cm" svg:height="1.882cm" svg:x="4.572cm" svg:y="4.318cm" presentation:class="outline" presentation:user-transformed="true">
          <draw:text-box>
            <text:list text:style-name="L4"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</text:span><text:span text:style-name="T3">()</text:span></text:p>
              </text:list-item>
            </text:list>
          </draw:text-box>
        </draw:frame>
        <draw:frame presentation:style-name="pr10" draw:text-style-name="P8" draw:layer="layout" svg:width="11.684cm" svg:height="7.366cm" svg:x="14.224cm" svg:y="8.128cm" presentation:class="outline" presentation:user-transformed="true">
          <draw:text-box>
            <text:list text:style-name="L4">
              <text:list-item>
                <text:p><text:span text:style-name="T3">doubleMeBetter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Better n =</text:span></text:p>
              </text:list-item>
              <text:list-item>
                <text:p><text:span text:style-name="T3"><text:s text:c="2"/></text:span><text:span text:style-name="T3">with n $ \pin -&gt; do</text:span></text:p>
              </text:list-item>
              <text:list-item>
                <text:p><text:span text:style-name="T3"><text:s text:c="4"/></text:span><text:span text:style-name="T3">alloca $ \pout -&gt; do</text:span></text:p>
              </text:list-item>
              <text:list-item>
                <text:p><text:span text:style-name="T3"><text:s text:c="6"/></text:span><text:span text:style-name="T3">c_doubleMe pin pout</text:span></text:p>
              </text:list-item>
              <text:list-item>
                <text:p><text:span text:style-name="T3"><text:s text:c="6"/></text:span><text:span text:style-name="T3">peek pout</text:span></text:p>
              </text:list-item>
            </text:list>
          </draw:text-box>
        </draw:frame>
        <draw:frame presentation:style-name="pr10" draw:text-style-name="P8" draw:layer="layout" svg:width="10.006cm" svg:height="11.788cm" svg:x="2.032cm" svg:y="6.858cm" presentation:class="outline" presentation:user-transformed="true">
          <draw:text-box>
            <text:list text:style-name="L4">
              <text:list-item>
                <text:p><text:span text:style-name="T3">doubleMeSimple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Simple n = do</text:span></text:p>
              </text:list-item>
              <text:list-item>
                <text:p><text:span text:style-name="T3"><text:s text:c="2"/></text:span><text:span text:style-name="T3">pin &lt;- malloc</text:span></text:p>
              </text:list-item>
              <text:list-item>
                <text:p><text:span text:style-name="T3"><text:s text:c="2"/></text:span><text:span text:style-name="T3">poke pin n</text:span></text:p>
              </text:list-item>
              <text:list-item>
                <text:p><text:span text:style-name="T3"><text:s text:c="2"/></text:span><text:span text:style-name="T3">pout &lt;- malloc</text:span></text:p>
              </text:list-item>
              <text:list-item>
                <text:p><text:span text:style-name="T3"><text:s text:c="2"/></text:span><text:span text:style-name="T3">c_doubleMe pin pout</text:span></text:p>
              </text:list-item>
              <text:list-item>
                <text:p><text:span text:style-name="T3"><text:s text:c="2"/></text:span><text:span text:style-name="T3">out &lt;- peek pout</text:span></text:p>
              </text:list-item>
              <text:list-item>
                <text:p><text:span text:style-name="T3"><text:s text:c="2"/></text:span><text:span text:style-name="T3">free pin</text:span></text:p>
              </text:list-item>
              <text:list-item>
                <text:p><text:span text:style-name="T3"><text:s text:c="2"/></text:span><text:span text:style-name="T3">free pout</text:span></text:p>
              </text:list-item>
              <text:list-item>
                <text:p><text:span text:style-name="T3"><text:s text:c="2"/></text:span><text:span text:style-name="T3">return 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1" draw:text-style-name="P10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3">char*</text:span> can correspond to <text:span text:style-name="T3">ByteString</text:span> or <text:span text:style-name="T3">Text</text:span> depending on context</text:p>
                  </text:list-item>
                  <text:list-item>
                    <text:p>Need to know character encoding to read as <text:span text:style-name="T3">String</text:span>/<text:span text:style-name="T3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3">Data.ByteString.packCString</text:span><text:span text:style-name="T10">, then </text:span><text:span text:style-name="T3">Data.Text.Encoding.decodeUtf8</text:span></text:p>
                          </text:list-item>
                        </text:list>
                      </text:list-item>
                      <text:list-item>
                        <text:p text:style-name="P11"><text:span text:style-name="T11">UTF-16, common on Windows</text:span></text:p>
                        <text:list>
                          <text:list-item>
                            <text:p><text:span text:style-name="T11">Stored in a </text:span><text:span text:style-name="T12">wchar_t*</text:span><text:span text:style-name="T11"> (</text:span><text:span text:style-name="T12">Ptr CWchar</text:span><text:span text:style-name="T11">)</text:span></text:p>
                          </text:list-item>
                          <text:list-item>
                            <text:p><text:span text:style-name="T12">Foreign.C.String.peekCW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2">Foreign.C.String.peekC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3">Storable</text:span> includes functions to read/write Haskell lists as packed arrays</text:p>
                  </text:list-item>
                  <text:list-item>
                    <text:p><text:span text:style-name="T3">vector</text:span> package provides <text:span text:style-name="T3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3">Ptr</text:span>/<text:span text:style-name="T3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Next steps</text:p>
          </draw:text-box>
        </draw:frame>
        <draw:frame presentation:style-name="pr5" draw:text-style-name="P7" draw:layer="layout" svg:width="26.008cm" svg:height="13.508cm" svg:x="0.916cm" svg:y="4.78cm" presentation:class="outline" presentation:user-transformed="true">
          <draw:text-box>
            <text:list text:style-name="L1">
              <text:list-item>
                <text:p text:style-name="P13"><text:span text:style-name="T4">We can now bind to simple functions and deal with </text:span><text:span text:style-name="T4">memory, but we’re missing some things:</text:span></text:p>
                <text:list>
                  <text:list-item>
                    <text:p text:style-name="P14"><text:span text:style-name="T4">Our bindings aren’t verified in any way – if we make a mistake, </text:span><text:span text:style-name="T4">we’ll get garbage data or a crash</text:span></text:p>
                  </text:list-item>
                  <text:list-item>
                    <text:p text:style-name="P14"><text:span text:style-name="T4">No facilities to read/write the fields of structs</text:span></text:p>
                  </text:list-item>
                  <text:list-item>
                    <text:p text:style-name="P14"><text:span text:style-name="T4">Can’t deal with enumeration values or flags, which can come </text:span><text:span text:style-name="T4">from an </text:span><text:span text:style-name="T13">enum</text:span><text:span text:style-name="T4"> or a C preprocessor </text:span><text:span text:style-name="T13">#define</text:span></text:p>
                  </text:list-item>
                  <text:list-item>
                    <text:p text:style-name="P14"><text:span text:style-name="T4">Doing the wrapping/unwrapping to translate a function to a more </text:span><text:span text:style-name="T4">Haskell-friendly form is a lot of boilerplate, that gets cumbersome </text:span><text:span text:style-name="T4">when you have more complex functions</text:span></text:p>
                  </text:list-item>
                </text:list>
              </text:list-item>
              <text:list-item>
                <text:p text:style-name="P14"><text:span text:style-name="T4">Tools that fill these gaps: </text:span><text:span text:style-name="T13">c2hs</text:span><text:span text:style-name="T4">, </text:span><text:span text:style-name="T13">hsc2hs</text:span></text:p>
                <text:list>
                  <text:list-item>
                    <text:p text:style-name="P14"><text:span text:style-name="T4">Both supported as a preprocessor by Cabal packages</text:span></text:p>
                  </text:list-item>
                  <text:list-item>
                    <text:p text:style-name="P14"><text:span text:style-name="T4">I’m more familiar with </text:span><text:span text:style-name="T13">c2hs</text:span><text:span text:style-name="T4"> so that’s what I’ll show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1</text:p>
          </draw:text-box>
        </draw:frame>
        <draw:frame presentation:style-name="pr5" draw:text-style-name="P16" draw:layer="layout" svg:width="12.443cm" svg:height="7.962cm" svg:x="1cm" svg:y="5.5cm" presentation:class="outline" presentation:user-transformed="true">
          <draw:text-box>
            <text:p text:style-name="P15"><text:span text:style-name="T13">// stuff.h</text:span></text:p>
            <text:p text:style-name="P15"><text:span text:style-name="T13">int doubleMe(int x);</text:span></text:p>
            <text:p text:style-name="P15"><text:span text:style-name="T13"/></text:p>
            <text:p text:style-name="P15"><text:span text:style-name="T13">// stuff.c</text:span></text:p>
            <text:p text:style-name="P15"><text:span text:style-name="T13">int doubleMe(int x) {</text:span></text:p>
            <text:p text:style-name="P15"><text:span text:style-name="T13"><text:s text:c="2"/></text:span><text:span text:style-name="T13">return x * 2;</text:span></text:p>
            <text:p text:style-name="P15"><text:span text:style-name="T13">}</text:span></text:p>
          </draw:text-box>
        </draw:frame>
        <draw:frame presentation:style-name="pr5" draw:text-style-name="P17" draw:layer="layout" svg:width="12.7cm" svg:height="13.716cm" svg:x="14.478cm" svg:y="4.572cm" presentation:class="outline" presentation:user-transformed="true">
          <draw:text-box>
            <text:list text:style-name="L4">
              <text:list-item>
                <text:p text:style-name="P17"><text:span text:style-name="T3">-- Main.chs</text:span></text:p>
              </text:list-item>
              <text:list-item>
                <text:p text:style-name="P17"><text:span text:style-name="T3">module Main where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import Foreign.C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#include "stuff.h"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{#fun doubleMe</text:span></text:p>
              </text:list-item>
              <text:list-item>
                <text:p text:style-name="P17"><text:span text:style-name="T3"><text:s text:c="2"/></text:span><text:span text:style-name="T3">{ `CInt'</text:span></text:p>
              </text:list-item>
              <text:list-item>
                <text:p text:style-name="P17"><text:span text:style-name="T3"><text:s text:c="2"/></text:span><text:span text:style-name="T3">} -&gt; `CInt'</text:span></text:p>
              </text:list-item>
              <text:list-item>
                <text:p text:style-name="P17"><text:span text:style-name="T3">#}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main :: IO ()</text:span></text:p>
              </text:list-item>
              <text:list-item>
                <text:p text:style-name="P17"><text:span text:style-name="T3">main = doubleMe 25 &gt;&gt;= pri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1 (translation)</text:p>
          </draw:text-box>
        </draw:frame>
        <draw:frame presentation:style-name="pr5" draw:text-style-name="P17" draw:layer="layout" svg:width="6.604cm" svg:height="4.784cm" svg:x="0.508cm" svg:y="4.36cm" presentation:class="outline" presentation:user-transformed="true">
          <draw:text-box>
            <text:list text:style-name="L4">
              <text:list-item>
                <text:p text:style-name="P17"><text:span text:style-name="T3">-- Main.chs</text:span></text:p>
              </text:list-item>
              <text:list-item>
                <text:p text:style-name="P17"><text:span text:style-name="T3">{#fun doubleMe</text:span></text:p>
              </text:list-item>
              <text:list-item>
                <text:p text:style-name="P17"><text:span text:style-name="T3"><text:s text:c="2"/></text:span><text:span text:style-name="T3">{ `CInt'</text:span></text:p>
              </text:list-item>
              <text:list-item>
                <text:p text:style-name="P17"><text:span text:style-name="T3"><text:s text:c="2"/></text:span><text:span text:style-name="T3">} -&gt; `CInt'</text:span></text:p>
              </text:list-item>
              <text:list-item>
                <text:p text:style-name="P17"><text:span text:style-name="T3">#}</text:span></text:p>
              </text:list-item>
            </text:list>
          </draw:text-box>
        </draw:frame>
        <draw:frame presentation:style-name="pr5" draw:text-style-name="P17" draw:layer="layout" svg:width="20.32cm" svg:height="13.928cm" svg:x="6.858cm" svg:y="4.36cm" presentation:class="outline" presentation:user-transformed="true">
          <draw:text-box>
            <text:list text:style-name="L4">
              <text:list-item>
                <text:p text:style-name="P17"><text:span text:style-name="T3">-- Main.hs (generated)</text:span></text:p>
              </text:list-item>
              <text:list-item>
                <text:p text:style-name="P17"><text:span text:style-name="T3">doubleMe :: (CInt) -&gt; IO ((CInt))</text:span></text:p>
              </text:list-item>
              <text:list-item>
                <text:p text:style-name="P17"><text:span text:style-name="T3">doubleMe a1 =</text:span></text:p>
              </text:list-item>
              <text:list-item>
                <text:p text:style-name="P17"><text:span text:style-name="T3"><text:s text:c="2"/></text:span><text:span text:style-name="T3">let {a1' = fromIntegral a1} in </text:span></text:p>
              </text:list-item>
              <text:list-item>
                <text:p text:style-name="P17"><text:span text:style-name="T3"><text:s text:c="2"/></text:span><text:span text:style-name="T3">doubleMe'_ a1' &gt;&gt;= \res -&gt;</text:span></text:p>
              </text:list-item>
              <text:list-item>
                <text:p text:style-name="P17"><text:span text:style-name="T3"><text:s text:c="2"/></text:span><text:span text:style-name="T3">let {res' = fromIntegral res} in</text:span></text:p>
              </text:list-item>
              <text:list-item>
                <text:p text:style-name="P17"><text:span text:style-name="T3"><text:s text:c="2"/></text:span><text:span text:style-name="T3">return (res')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foreign import ccall safe "Main.chs.h </text:span><text:span text:style-name="T3">doubleMe"</text:span></text:p>
              </text:list-item>
              <text:list-item>
                <text:p text:style-name="P17"><text:span text:style-name="T3"><text:s text:c="2"/></text:span><text:span text:style-name="T3">doubleMe'_</text:span></text:p>
              </text:list-item>
              <text:list-item>
                <text:p text:style-name="P17"><text:span text:style-name="T3"><text:s text:c="4"/></text:span><text:span text:style-name="T3">:: (C2HSImp.CInt -&gt; (IO C2HSImp.CInt)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2: in/out conversions</text:p>
          </draw:text-box>
        </draw:frame>
        <draw:frame presentation:style-name="pr5" draw:text-style-name="P16" draw:layer="layout" svg:width="12.443cm" svg:height="7.962cm" svg:x="1cm" svg:y="5.5cm" presentation:class="outline" presentation:user-transformed="true">
          <draw:text-box>
            <text:p text:style-name="P15"><text:span text:style-name="T13">// stuff.h</text:span></text:p>
            <text:p text:style-name="P15"><text:span text:style-name="T13">int doubleMe(int x);</text:span></text:p>
            <text:p text:style-name="P15"><text:span text:style-name="T13"/></text:p>
            <text:p text:style-name="P15"><text:span text:style-name="T13">// stuff.c</text:span></text:p>
            <text:p text:style-name="P15"><text:span text:style-name="T13">int doubleMe(int x) {</text:span></text:p>
            <text:p text:style-name="P15"><text:span text:style-name="T13"><text:s text:c="2"/></text:span><text:span text:style-name="T13">return x * 2;</text:span></text:p>
            <text:p text:style-name="P15"><text:span text:style-name="T13">}</text:span></text:p>
          </draw:text-box>
        </draw:frame>
        <draw:frame presentation:style-name="pr5" draw:text-style-name="P17" draw:layer="layout" svg:width="13.208cm" svg:height="13.97cm" svg:x="13.97cm" svg:y="4.572cm" presentation:class="outline" presentation:user-transformed="true">
          <draw:text-box>
            <text:list text:style-name="L4">
              <text:list-item>
                <text:p text:style-name="P17"><text:span text:style-name="T3">-- Main.chs</text:span></text:p>
              </text:list-item>
              <text:list-item>
                <text:p text:style-name="P17"><text:span text:style-name="T3">module Main where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import Foreign.C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#include "stuff.h"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{#fun doubleMe as doubleFloat</text:span></text:p>
              </text:list-item>
              <text:list-item>
                <text:p text:style-name="P17"><text:span text:style-name="T3"><text:s text:c="2"/></text:span><text:span text:style-name="T3">{ round `Float'</text:span></text:p>
              </text:list-item>
              <text:list-item>
                <text:p text:style-name="P17"><text:span text:style-name="T3"><text:s text:c="2"/></text:span><text:span text:style-name="T3">} -&gt; `Float' fromIntegral</text:span></text:p>
              </text:list-item>
              <text:list-item>
                <text:p text:style-name="P17"><text:span text:style-name="T3">#}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main :: IO ()</text:span></text:p>
              </text:list-item>
              <text:list-item>
                <text:p text:style-name="P17"><text:span text:style-name="T3">main = doubleFloat 12.4 &gt;&gt;= print</text:span></text:p>
              </text:list-item>
              <text:list-item>
                <text:p text:style-name="P17"><text:span text:style-name="T3"/></text:p>
              </text:list-item>
              <text:list-item>
                <text:p text:style-name="P17"><text:span text:style-name="T3">-- prints:</text:span></text:p>
              </text:list-item>
              <text:list-item>
                <text:p text:style-name="P17"><text:span text:style-name="T3">-- 24.0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3: #define</text:p>
          </draw:text-box>
        </draw:frame>
        <draw:frame presentation:style-name="pr5" draw:text-style-name="P16" draw:layer="layout" svg:width="10.176cm" svg:height="10.502cm" svg:x="1cm" svg:y="5.5cm" presentation:class="outline" presentation:user-transformed="true">
          <draw:text-box>
            <text:p text:style-name="P15"><text:span text:style-name="T13">#define RED <text:s text:c="3"/>0</text:span></text:p>
            <text:p text:style-name="P15"><text:span text:style-name="T13">#define YELLOW 1</text:span></text:p>
            <text:p text:style-name="P15"><text:span text:style-name="T13">#define GREEN <text:s/>2</text:span></text:p>
            <text:p text:style-name="P15"><text:span text:style-name="T13"/></text:p>
            <text:p text:style-name="P15"><text:span text:style-name="T13">const char *redFruit</text:span></text:p>
            <text:p text:style-name="P15"><text:span text:style-name="T13"><text:s text:c="2"/></text:span><text:span text:style-name="T13">= "apple";</text:span></text:p>
            <text:p text:style-name="P15"><text:span text:style-name="T13">const char *yellowFruit</text:span></text:p>
            <text:p text:style-name="P15"><text:span text:style-name="T13"><text:s text:c="2"/></text:span><text:span text:style-name="T13">= "banana";</text:span></text:p>
            <text:p text:style-name="P15"><text:span text:style-name="T13">const char *greenFruit</text:span></text:p>
            <text:p text:style-name="P15"><text:span text:style-name="T13"><text:s text:c="2"/></text:span><text:span text:style-name="T13">= "lime";</text:span></text:p>
          </draw:text-box>
        </draw:frame>
        <draw:frame presentation:style-name="pr5" draw:text-style-name="P17" draw:layer="layout" svg:width="15.237cm" svg:height="13.97cm" svg:x="11.687cm" svg:y="4.318cm" presentation:class="outline" presentation:user-transformed="true">
          <draw:text-box>
            <text:list text:style-name="L4">
              <text:list-item>
                <text:p text:style-name="P18"><text:span text:style-name="T13">const char *getFruit(int color) {</text:span></text:p>
              </text:list-item>
              <text:list-item>
                <text:p text:style-name="P18"><text:span text:style-name="T13"><text:s text:c="2"/></text:span><text:span text:style-name="T13">switch (color) {</text:span></text:p>
              </text:list-item>
              <text:list-item>
                <text:p text:style-name="P18"><text:span text:style-name="T13"><text:s text:c="4"/></text:span><text:span text:style-name="T13">case RED:</text:span></text:p>
              </text:list-item>
              <text:list-item>
                <text:p text:style-name="P18"><text:span text:style-name="T13"><text:s text:c="6"/></text:span><text:span text:style-name="T13">return redFruit;</text:span></text:p>
              </text:list-item>
              <text:list-item>
                <text:p text:style-name="P18"><text:span text:style-name="T13"><text:s text:c="4"/></text:span><text:span text:style-name="T13">case YELLOW:</text:span></text:p>
              </text:list-item>
              <text:list-item>
                <text:p text:style-name="P18"><text:span text:style-name="T13"><text:s text:c="6"/></text:span><text:span text:style-name="T13">return yellowFruit;</text:span></text:p>
              </text:list-item>
              <text:list-item>
                <text:p text:style-name="P18"><text:span text:style-name="T13"><text:s text:c="4"/></text:span><text:span text:style-name="T13">case GREEN:</text:span></text:p>
              </text:list-item>
              <text:list-item>
                <text:p text:style-name="P18"><text:span text:style-name="T13"><text:s text:c="6"/></text:span><text:span text:style-name="T13">return greenFruit;</text:span></text:p>
              </text:list-item>
              <text:list-item>
                <text:p text:style-name="P18"><text:span text:style-name="T13"><text:s text:c="4"/></text:span><text:span text:style-name="T13">default:</text:span></text:p>
              </text:list-item>
              <text:list-item>
                <text:p text:style-name="P18"><text:span text:style-name="T13"><text:s text:c="6"/></text:span><text:span text:style-name="T13">return NULL;</text:span></text:p>
              </text:list-item>
              <text:list-item>
                <text:p text:style-name="P18"><text:span text:style-name="T13"><text:s text:c="2"/></text:span><text:span text:style-name="T13">}</text:span></text:p>
              </text:list-item>
              <text:list-item>
                <text:p text:style-name="P17"><text:span text:style-name="T13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3: #define (version 1)</text:p>
          </draw:text-box>
        </draw:frame>
        <draw:frame presentation:style-name="pr5" draw:text-style-name="P16" draw:layer="layout" svg:width="8.652cm" svg:height="6.096cm" svg:x="0.746cm" svg:y="4.826cm" presentation:class="outline" presentation:user-transformed="true">
          <draw:text-box>
            <text:p text:style-name="P15"><text:span text:style-name="T13">#define RED <text:s text:c="3"/>0</text:span></text:p>
            <text:p text:style-name="P15"><text:span text:style-name="T13">#define YELLOW 1</text:span></text:p>
            <text:p text:style-name="P15"><text:span text:style-name="T13">#define GREEN <text:s/>2</text:span></text:p>
            <text:p text:style-name="P15"><text:span text:style-name="T13"/></text:p>
            <text:p text:style-name="P15"><text:span text:style-name="T13">const char *getFruit</text:span></text:p>
            <text:p text:style-name="P15"><text:span text:style-name="T13"><text:s text:c="2"/></text:span><text:span text:style-name="T13">(int color);</text:span></text:p>
          </draw:text-box>
        </draw:frame>
        <draw:frame presentation:style-name="pr5" draw:text-style-name="P17" draw:layer="layout" svg:width="16.256cm" svg:height="13.97cm" svg:x="10.414cm" svg:y="4.318cm" presentation:class="outline" presentation:user-transformed="true">
          <draw:text-box>
            <text:list text:style-name="L4">
              <text:list-item>
                <text:p text:style-name="P18"><text:span text:style-name="T13">newtype Color = Color</text:span></text:p>
              </text:list-item>
              <text:list-item>
                <text:p text:style-name="P18"><text:span text:style-name="T13"><text:s text:c="2"/></text:span><text:span text:style-name="T13">{ unColor :: CInt }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red, yellow, green :: Color</text:span></text:p>
              </text:list-item>
              <text:list-item>
                <text:p text:style-name="P18"><text:span text:style-name="T13">red <text:s text:c="3"/>= Color {#const RED <text:s text:c="3"/>#}</text:span></text:p>
              </text:list-item>
              <text:list-item>
                <text:p text:style-name="P18"><text:span text:style-name="T13">yellow = Color {#const YELLOW #}</text:span></text:p>
              </text:list-item>
              <text:list-item>
                <text:p text:style-name="P18"><text:span text:style-name="T13">green <text:s/>= Color {#const GREEN <text:s/>#}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{#fun getFruit</text:span></text:p>
              </text:list-item>
              <text:list-item>
                <text:p text:style-name="P18"><text:span text:style-name="T13"><text:s text:c="2"/></text:span><text:span text:style-name="T13">{ unColor `Color'</text:span></text:p>
              </text:list-item>
              <text:list-item>
                <text:p text:style-name="P18"><text:span text:style-name="T13"><text:s text:c="2"/></text:span><text:span text:style-name="T13">} -&gt; `CString'</text:span></text:p>
              </text:list-item>
              <text:list-item>
                <text:p text:style-name="P18"><text:span text:style-name="T13">#}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-- $ getFruit yellow &gt;&gt;= peekCString</text:span></text:p>
              </text:list-item>
              <text:list-item>
                <text:p text:style-name="P18"><text:span text:style-name="T13">-- “banana”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4">c2hs example 3: #define</text:span> (version 2)</text:p>
          </draw:text-box>
        </draw:frame>
        <draw:frame presentation:style-name="pr5" draw:text-style-name="P16" draw:layer="layout" svg:width="8.652cm" svg:height="6.096cm" svg:x="0.746cm" svg:y="4.826cm" presentation:class="outline" presentation:user-transformed="true">
          <draw:text-box>
            <text:p text:style-name="P15"><text:span text:style-name="T13">#define RED <text:s text:c="3"/>0</text:span></text:p>
            <text:p text:style-name="P15"><text:span text:style-name="T13">#define YELLOW 1</text:span></text:p>
            <text:p text:style-name="P15"><text:span text:style-name="T13">#define GREEN <text:s/>2</text:span></text:p>
            <text:p text:style-name="P15"><text:span text:style-name="T13"/></text:p>
            <text:p text:style-name="P15"><text:span text:style-name="T13">const char *getFruit</text:span></text:p>
            <text:p text:style-name="P15"><text:span text:style-name="T13"><text:s text:c="2"/></text:span><text:span text:style-name="T13">(int color);</text:span></text:p>
          </draw:text-box>
        </draw:frame>
        <draw:frame presentation:style-name="pr5" draw:text-style-name="P17" draw:layer="layout" svg:width="16.256cm" svg:height="13.97cm" svg:x="10.414cm" svg:y="4.318cm" presentation:class="outline" presentation:user-transformed="true">
          <draw:text-box>
            <text:list text:style-name="L4">
              <text:list-item>
                <text:p text:style-name="P18"><text:span text:style-name="T13">{#enum define ColorEnum</text:span></text:p>
              </text:list-item>
              <text:list-item>
                <text:p text:style-name="P18"><text:span text:style-name="T13"><text:s text:c="2"/></text:span><text:span text:style-name="T13">{ RED <text:s text:c="3"/>as RED</text:span></text:p>
              </text:list-item>
              <text:list-item>
                <text:p text:style-name="P18"><text:span text:style-name="T13"><text:s text:c="2"/></text:span><text:span text:style-name="T13">, YELLOW as YELLOW</text:span></text:p>
              </text:list-item>
              <text:list-item>
                <text:p text:style-name="P18"><text:span text:style-name="T13"><text:s text:c="2"/></text:span><text:span text:style-name="T13">, GREEN <text:s/>as GREEN</text:span></text:p>
              </text:list-item>
              <text:list-item>
                <text:p text:style-name="P18"><text:span text:style-name="T13"><text:s text:c="2"/></text:span><text:span text:style-name="T13">} deriving (Eq, Ord)</text:span></text:p>
              </text:list-item>
              <text:list-item>
                <text:p text:style-name="P18"><text:span text:style-name="T13">#}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{#fun getFruit as getFruitEnum</text:span></text:p>
              </text:list-item>
              <text:list-item>
                <text:p text:style-name="P18"><text:span text:style-name="T13"><text:s text:c="2"/></text:span><text:span text:style-name="T13">{ `ColorEnum'</text:span></text:p>
              </text:list-item>
              <text:list-item>
                <text:p text:style-name="P18"><text:span text:style-name="T13"><text:s text:c="2"/></text:span><text:span text:style-name="T13">} -&gt; `CString'</text:span></text:p>
              </text:list-item>
              <text:list-item>
                <text:p text:style-name="P18"><text:span text:style-name="T15">#}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-- $ getFruit GREEN &gt;&gt;= peekCString</text:span></text:p>
              </text:list-item>
              <text:list-item>
                <text:p text:style-name="P18"><text:span text:style-name="T13">-- “lime”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7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Earlier we used ghc directly: </text:span><text:span text:style-name="T13">ghc file.hs file.c</text:span></text:p>
                <text:list>
                  <text:list-item>
                    <text:p><text:span text:style-name="T4">This also works for </text:span><text:span text:style-name="T13">.cpp</text:span><text:span text:style-name="T4">, </text:span><text:span text:style-name="T13">.m</text:span><text:span text:style-name="T4">, </text:span><text:span text:style-name="T13">.s</text:span><text:span text:style-name="T4">, </text:span><text:span text:style-name="T13">.o</text:span><text:span text:style-name="T4">: anything </text:span><text:span text:style-name="T13">gcc</text:span><text:span text:style-name="T4"> can handle</text:span></text:p>
                  </text:list-item>
                </text:list>
              </text:list-item>
              <text:list-item>
                <text:p><text:span text:style-name="T4">Putting C files in Cabal packages</text:span></text:p>
                <text:list>
                  <text:list-item>
                    <text:p><text:span text:style-name="T13">c-sources: path/to/file.c</text:span></text:p>
                    <text:list>
                      <text:list-item>
                        <text:p><text:span text:style-name="T4">Goes in library or executable section</text:span></text:p>
                      </text:list-item>
                      <text:list-item>
                        <text:p><text:span text:style-name="T4">Path can be relative to .cabal, or absolute</text:span></text:p>
                      </text:list-item>
                    </text:list>
                  </text:list-item>
                  <text:list-item>
                    <text:p><text:span text:style-name="T4">Most package authors make a folder called </text:span><text:span text:style-name="T13">cbits</text:span></text:p>
                  </text:list-item>
                  <text:list-item>
                    <text:p><text:span text:style-name="T13">cc-options</text:span><text:span text:style-name="T4"> lets you pass options to </text:span><text:span text:style-name="T13">gcc</text:span><text:span text:style-name="T4"> like defines</text:span><text:span text:style-name="T4"><text:line-break/></text:span><text:span text:style-name="T4">(</text:span><text:span text:style-name="T13">-DENABLE_FOO</text:span><text:span text:style-name="T4">)</text:span></text:p>
                  </text:list-item>
                  <text:list-item>
                    <text:p><text:span text:style-name="T13">cxx-sources</text:span><text:span text:style-name="T4"> and </text:span><text:span text:style-name="T13">cxx-options</text:span><text:span text:style-name="T4"> let you pass separate C++ </text:span><text:span text:style-name="T4">options</text:span></text:p>
                  </text:list-item>
                  <text:list-item>
                    <text:p><text:span text:style-name="T4">Works for a lot of use cases, but C code often needs a </text:span><text:span text:style-name="T4">complicated </text:span><text:span text:style-name="T13">configure</text:span><text:span text:style-name="T4"> script to select the right build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6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Usual way to install libraries is from a package manager</text:span></text:p>
                <text:list>
                  <text:list-item>
                    <text:p><text:span text:style-name="T4">Mac (Homebrew): </text:span><text:span text:style-name="T13">brew install libsndfile</text:span></text:p>
                  </text:list-item>
                  <text:list-item>
                    <text:p><text:span text:style-name="T4">Arch: </text:span><text:span text:style-name="T13">pacman -S libsndfile</text:span></text:p>
                  </text:list-item>
                  <text:list-item>
                    <text:p><text:span text:style-name="T4">Ubuntu/Debian: </text:span><text:span text:style-name="T13">apt-get install libsndfile-dev</text:span></text:p>
                  </text:list-item>
                  <text:list-item>
                    <text:p><text:span text:style-name="T4">Windows (MSYS2, comes with stack):</text:span><text:span text:style-name="T4"><text:line-break/></text:span><text:span text:style-name="T13">pacman -S mingw-w64-x86_64-libsndfile</text:span></text:p>
                  </text:list-item>
                </text:list>
              </text:list-item>
              <text:list-item>
                <text:p><text:span text:style-name="T4">Compiled libraries usually come with static and dynamic </text:span><text:span text:style-name="T4">files</text:span></text:p>
                <text:list>
                  <text:list-item>
                    <text:p><text:span text:style-name="T4">In theory either can work with GHC or GHCi but I’ve had better </text:span><text:span text:style-name="T4">luck with dynamic linking</text:span></text:p>
                  </text:list-item>
                </text:list>
              </text:list-item>
              <text:list-item>
                <text:p><text:span text:style-name="T4">If a library is at /foo/bar/libbaz.{dll,dylib,so}:</text:span></text:p>
                <text:list>
                  <text:list-item>
                    <text:p><text:span text:style-name="T13">extra-libraries: baz</text:span></text:p>
                  </text:list-item>
                  <text:list-item>
                    <text:p><text:span text:style-name="T13">extra-lib-dirs: /foo/bar</text:span></text:p>
                  </text:list-item>
                  <text:list-item>
                    <text:p><text:span text:style-name="T4">Also need </text:span><text:span text:style-name="T13">include-dirs</text:span><text:span text:style-name="T4"> for c2hs to see the hea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6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Better solution is </text:span><text:span text:style-name="T13">pkg-config</text:span></text:p>
                <text:list>
                  <text:list-item>
                    <text:p><text:span text:style-name="T4">Standard database for installed libraries on Unix-likes</text:span></text:p>
                  </text:list-item>
                  <text:list-item>
                    <text:p><text:span text:style-name="T4">Command-line tool used like so:</text:span></text:p>
                    <text:list>
                      <text:list-item>
                        <text:p><text:span text:style-name="T13">pkg-config --libs foo</text:span><text:span text:style-name="T4"> (prints linker flags like </text:span><text:span text:style-name="T13">-lfoo</text:span><text:span text:style-name="T4">)</text:span></text:p>
                      </text:list-item>
                      <text:list-item>
                        <text:p><text:span text:style-name="T13">pkg-config --cflags foo</text:span><text:span text:style-name="T4"> (prints C compiler flags like </text:span><text:span text:style-name="T13">-I/usr/include/foo</text:span><text:span text:style-name="T4">)</text:span></text:p>
                      </text:list-item>
                    </text:list>
                  </text:list-item>
                  <text:list-item>
                    <text:p><text:span text:style-name="T13">.pc</text:span><text:span text:style-name="T4"> files installed automatically by </text:span><text:span text:style-name="T13">apt-get</text:span><text:span text:style-name="T4">, </text:span><text:span text:style-name="T13">pacman</text:span><text:span text:style-name="T4">, </text:span><text:span text:style-name="T13">brew</text:span><text:span text:style-name="T4">, </text:span><text:span text:style-name="T4">etc.</text:span></text:p>
                  </text:list-item>
                  <text:list-item>
                    <text:p><text:span text:style-name="T4">Direct support in Cabal package</text:span></text:p>
                    <text:list>
                      <text:list-item>
                        <text:p><text:span text:style-name="T13">pkgconfig-depends: fo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When you install libraries via package manager, it will </text:span><text:span text:style-name="T4">likely put them in a standard location that your OS </text:span><text:span text:style-name="T4">searches for dynamic libraries in (like </text:span><text:span text:style-name="T13">/usr/lib</text:span><text:span text:style-name="T4"> or </text:span><text:span text:style-name="T13">/usr/local/lib</text:span><text:span text:style-name="T4">)</text:span></text:p>
              </text:list-item>
              <text:list-item>
                <text:p><text:span text:style-name="T4">Running your program at the command line will search </text:span><text:span text:style-name="T4">this same folder, so everything works</text:span></text:p>
              </text:list-item>
              <text:list-item>
                <text:p><text:span text:style-name="T4">If you want to send the program to users, you need to:</text:span></text:p>
                <text:list>
                  <text:list-item>
                    <text:p><text:span text:style-name="T4">Include any libraries that aren’t already on their system</text:span></text:p>
                  </text:list-item>
                  <text:list-item>
                    <text:p><text:span text:style-name="T4">Set up the executable so it knows how to find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7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><text:span text:style-name="T4">On Windows, an .exe will automatically search the folder </text:span><text:span text:style-name="T4">it’s in for any .dlls it needs</text:span></text:p>
              </text:list-item>
              <text:list-item>
                <text:p><text:span text:style-name="T4">Dependency Manager (depends.exe) can tell you </text:span><text:span text:style-name="T4">what .dlls a program looks for</text:span></text:p>
              </text:list-item>
              <text:list-item>
                <text:p><text:span text:style-name="T4">After installing with MSYS2 pacman, .dlls are located at </text:span><text:span text:style-name="T4">(TODO put folder here)</text:span></text:p>
              </text:list-item>
              <text:list-item>
                <text:p><text:span text:style-name="T4">Option 1</text:span></text:p>
                <text:list>
                  <text:list-item>
                    <text:p><text:span text:style-name="T4">Make a folder with the .exe and needed .dlls, zip it, send to users</text:span></text:p>
                  </text:list-item>
                </text:list>
              </text:list-item>
              <text:list-item>
                <text:p><text:span text:style-name="T4">Option 2</text:span></text:p>
                <text:list>
                  <text:list-item>
                    <text:p><text:span text:style-name="T4">Take that same folder, make an installer which extracts those </text:span><text:span text:style-name="T4">contents to a Program Files directory</text:span></text:p>
                  </text:list-item>
                  <text:list-item>
                    <text:p><text:span text:style-name="T13">nsis</text:span><text:span text:style-name="T4"> package lets you write an installer generator script in </text:span><text:span text:style-name="T4">Hask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6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3">otool -L exepath</text:span><text:span text:style-name="T4"> prints out the libraries required by </text:span><text:span text:style-name="T4">an executable</text:span></text:p>
              </text:list-item>
              <text:list-item>
                <text:p><text:span text:style-name="T13"><text:a xlink:href="https://github.com/auriamg/macdylibbundler" xlink:type="simple">https://github.com/auriamg/macdylibbundler</text:a></text:span><text:span text:style-name="T4"><text:s/></text:span><text:span text:style-name="T4">can rewrite a program to point to a relative path for its </text:span><text:span text:style-name="T4">libraries</text:span></text:p>
                <text:list>
                  <text:list-item>
                    <text:p><text:span text:style-name="T4">Can also find all needed libraries recursively, and copy them over</text:span></text:p>
                  </text:list-item>
                  <text:list-item>
                    <text:p><text:span text:style-name="T4">Knows which libraries are system provided</text:span></text:p>
                  </text:list-item>
                </text:list>
              </text:list-item>
              <text:list-item>
                <text:p><text:span text:style-name="T4">For GUI apps, you should make an .app bundle</text:span></text:p>
                <text:list>
                  <text:list-item>
                    <text:p><text:span text:style-name="T4">Simple directory structure, containing Info.plist (XML file)</text:span></text:p>
                  </text:list-item>
                  <text:list-item>
                    <text:p><text:span text:style-name="T4">Copy executable and libraries into subfolder via dylibbundler</text:span></text:p>
                  </text:list-item>
                  <text:list-item>
                    <text:p><text:span text:style-name="T4">(TODO link example scrip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6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4">I don’t have experience here, haven’t distributed Linux </text:span><text:span text:style-name="T4">binaries</text:span></text:p>
              </text:list-item>
              <text:list-item>
                <text:p><text:span text:style-name="T13">ldd exepath</text:span><text:span text:style-name="T4"> prints out the library information</text:span></text:p>
              </text:list-item>
              <text:list-item>
                <text:p><text:span text:style-name="T4">The equivalent setting to find libraries locally is “rpath” or </text:span><text:span text:style-name="T4">“runpath”</text:span></text:p>
                <text:list>
                  <text:list-item>
                    <text:p><text:span text:style-name="T13"><text:a xlink:href="https://linux.die.net/man/1/chrpath" xlink:type="simple">https://linux.die.net/man/1/chrpath</text:a></text:span></text:p>
                  </text:list-item>
                  <text:list-item>
                    <text:p><text:span text:style-name="T13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    </text:list-item>
                </text:list>
              </text:list-item>
              <text:list-item>
                <text:p><text:span text:style-name="T4">Probably also need a “bundle” solution like Flatpak, </text:span><text:span text:style-name="T4">Snappy, AppImage to work across Linux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3" svg:font-family="'Andale Mono'" style:font-pitch="fixed"/>
    <style:font-face style:name="Andale Mono" svg:font-family="'Andale Mono'" style:font-adornments="Semibold" style:font-pitch="fixed"/>
    <style:font-face style:name="Andale Mono4" svg:font-family="'Andale Mono'" style:font-adornments="細字" style:font-pitch="fixed"/>
    <style:font-face style:name="Andale Mono2" svg:font-family="'Andale Mono'" style:font-adornments="Semibold" style:font-pitch="variable"/>
    <style:font-face style:name="Andale Mono1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Semibold" style:font-family-generic="swiss" style:font-pitch="variable"/>
    <style:font-face style:name="Arial3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7H27M35S</meta:editing-duration>
    <meta:editing-cycles>99</meta:editing-cycles>
    <meta:generator>LibreOffice/6.3.4.2.0$Linux_X86_64 LibreOffice_project/30$Build-2</meta:generator>
    <dc:title>Alizarin</dc:title>
    <dc:date>2020-02-03T18:00:50.951906242</dc:date>
    <meta:document-statistic meta:object-count="200"/>
  </office:meta>
</office:document-meta>
</file>